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3" office:value-type="string" calcext:value-type="string">
            <text:p>320220</text:p>
          </table:table-cell>
          <table:table-cell table:style-name="ce4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23.21$</text:p>
          </table:table-cell>
          <table:table-cell table:number-columns-repeated="993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.00.0000</text:date>, <text:time style:data-style-name="N2" text:time-value="22:23:01.19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2T22:29:01.424000000</dc:date>
    <meta:editing-duration>P9DT8H27M21S</meta:editing-duration>
    <meta:editing-cycles>4084</meta:editing-cycles>
    <meta:document-statistic meta:table-count="6" meta:cell-count="11235" meta:object-count="0"/>
    <meta:user-defined meta:name="qrichtext">1</meta:user-defined>
  </office:meta>
</office:document-meta>
</file>